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4">
      <style:text-properties style:language-asian="ja" style:country-asian="JP"/>
    </style:style>
    <style:style style:name="P23" style:family="paragraph" style:parent-style-name="Standard" style:list-style-name="L16">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28">
      <style:text-properties style:language-asian="ja" style:country-asian="JP"/>
    </style:style>
    <style:style style:name="P31" style:family="paragraph" style:parent-style-name="Standard" style:list-style-name="L15"/>
    <style:style style:name="P32" style:family="paragraph" style:parent-style-name="Standard" style:list-style-name="L17"/>
    <style:style style:name="P33" style:family="paragraph" style:parent-style-name="Standard" style:list-style-name="L17">
      <style:text-properties style:font-name-asian="メイリオ2" style:language-asian="ja" style:country-asian="JP" style:font-style-asian="normal"/>
    </style:style>
    <style:style style:name="P34" style:family="paragraph" style:parent-style-name="Standard" style:list-style-name="L18"/>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20">
      <style:text-properties style:font-name="メイリオ2" style:font-name-asian="メイリオ2"/>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1">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style>
    <style:style style:name="P40" style:family="paragraph" style:parent-style-name="Standard" style:list-style-name="L5">
      <style:paragraph-properties fo:margin-left="2.501cm" fo:margin-right="0cm" fo:text-indent="-0.635cm" style:auto-text-indent="false"/>
      <style:text-properties style:language-asian="ja" style:country-asian="JP"/>
    </style:style>
    <style:style style:name="P41" style:family="paragraph" style:parent-style-name="Standard" style:list-style-name="L6">
      <style:paragraph-properties fo:margin-left="2.501cm" fo:margin-right="0cm" fo:text-indent="-0.635cm" style:auto-text-indent="false"/>
      <style:text-properties style:language-asian="ja" style:country-asian="JP"/>
    </style:style>
    <style:style style:name="P42" style:family="paragraph" style:parent-style-name="Standard" style:list-style-name="L5">
      <style:paragraph-properties fo:margin-left="3.752cm" fo:margin-right="0cm" fo:text-indent="-0.635cm" style:auto-text-indent="false"/>
      <style:text-properties style:language-asian="ja" style:country-asian="JP"/>
    </style:style>
    <style:style style:name="P43" style:family="paragraph" style:parent-style-name="Standard" style:list-style-name="L6">
      <style:paragraph-properties fo:margin-left="3.752cm" fo:margin-right="0cm" fo:text-indent="-0.635cm" style:auto-text-indent="false"/>
      <style:text-properties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paragraph-properties fo:break-before="page"/>
    </style:style>
    <style:style style:name="P4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7" style:family="paragraph" style:parent-style-name="Heading_20_3">
      <style:text-properties style:font-name-asian="verdana" style:font-style-asian="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2-19</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8">Pickles Framework の概要<text:tab/>5</text:p>
          <text:p text:style-name="P49">「サイトマップ」「コンテンツ」「テーマ」<text:tab/>5</text:p>
          <text:p text:style-name="P49">主な制作の手順<text:tab/>6</text:p>
          <text:p text:style-name="P48">セットアップ手順<text:tab/>7</text:p>
          <text:p text:style-name="P49">パーミッション設定<text:tab/>7</text:p>
          <text:p text:style-name="P49">バージョン番号の見方<text:tab/>7</text:p>
          <text:p text:style-name="P48">ディレクトリ構成<text:tab/>9</text:p>
          <text:p text:style-name="P49">インストールディレクトリ<text:tab/>9</text:p>
          <text:p text:style-name="P48">サイトマップの管理<text:tab/>11</text:p>
          <text:p text:style-name="P49">サイトマップの形式<text:tab/>11</text:p>
          <text:p text:style-name="P49">サイトマップCSVの設置場所<text:tab/>12</text:p>
          <text:p text:style-name="P49">サイトマップCSVの定義<text:tab/>12</text:p>
          <text:p text:style-name="P49">ダイナミックパス機能<text:tab/>13</text:p>
          <text:p text:style-name="P49">エイリアス機能<text:tab/>14</text:p>
          <text:p text:style-name="P48">コンテンツの制作ルール<text:tab/>15</text:p>
          <text:p text:style-name="P49">コンテンツ制作マニュアル<text:tab/>15</text:p>
          <text:p text:style-name="P49">コンテンツモジュール一覧<text:tab/>15</text:p>
          <text:p text:style-name="P48">テーマ<text:tab/>17</text:p>
          <text:p text:style-name="P49">複数のテーマの管理と切り替え<text:tab/>17</text:p>
          <text:p text:style-name="P49">レイアウト<text:tab/>17</text:p>
          <text:p text:style-name="P49">テーマの格納ディレクトリ<text:tab/>18</text:p>
          <text:p text:style-name="P49">テンプレートの記述<text:tab/>18</text:p>
          <text:p text:style-name="P50">コンテンツを出力する<text:tab/>18</text:p>
          <text:p text:style-name="P50">コンテンツが定義したCSSやJavaScriptを出力する<text:tab/>19</text:p>
          <text:p text:style-name="P50"><text:soft-page-break/>ページの情報を出力する<text:tab/>20</text:p>
          <text:p text:style-name="P50">その他の機能から出力する<text:tab/>20</text:p>
          <text:p text:style-name="P49">コンテンツソースのDOM置換加工<text:tab/>21</text:p>
          <text:p text:style-name="P48">パブリッシュ<text:tab/>22</text:p>
          <text:p text:style-name="P49">パブリッシュ実行手順<text:tab/>22</text:p>
          <text:p text:style-name="P49">設定<text:tab/>22</text:p>
          <text:p text:style-name="P49">仕様<text:tab/>23</text:p>
          <text:p text:style-name="P50">パブリッシュ対象ファイルの一覧をどう生成するか<text:tab/>23</text:p>
          <text:p text:style-name="P50">静的書き出しファイルと動的書き出しファイル<text:tab/>23</text:p>
          <text:p text:style-name="P50">X-PXFW-RELATEDLINK<text:tab/>23</text:p>
          <text:p text:style-name="P48">メインコンフィグ<text:tab/>25</text:p>
          <text:p text:style-name="P49">書式<text:tab/>25</text:p>
          <text:p text:style-name="P49">設定項目<text:tab/>25</text:p>
          <text:p text:style-name="P50">project<text:tab/>25</text:p>
          <text:p text:style-name="P50">paths<text:tab/>26</text:p>
          <text:p text:style-name="P50">dbms<text:tab/>26</text:p>
          <text:p text:style-name="P50">publish<text:tab/>27</text:p>
          <text:p text:style-name="P50">system<text:tab/>27</text:p>
          <text:p text:style-name="P48">データベース(RDBMS)の利用<text:tab/>28</text:p>
          <text:p text:style-name="P48">ユーザーの管理<text:tab/>29</text:p>
          <text:p text:style-name="P49">ユーザー情報格納テーブルの構造<text:tab/>29</text:p>
          <text:p text:style-name="P50">ユーザーテーブル： {$dbms.prefix}_user<text:tab/>29</text:p>
          <text:p text:style-name="P49">セットアップ手順<text:tab/>29</text:p>
          <text:p text:style-name="P48">PXコマンド<text:tab/>30</text:p>
          <text:p text:style-name="P49">実行方法<text:tab/>30</text:p>
          <text:p text:style-name="P49">PXコマンド一覧<text:tab/>30</text:p>
          <text:p text:style-name="P48">コーディング規約<text:tab/>32</text:p>
          <text:p text:style-name="P49"><text:soft-page-break/>内部エンコード<text:tab/>32</text:p>
          <text:p text:style-name="P49">改行コード<text:tab/>32</text:p>
          <text:p text:style-name="P49">インデント<text:tab/>32</text:p>
          <text:p text:style-name="P49">演算子<text:tab/>32</text:p>
          <text:p text:style-name="P49">命名規則<text:tab/>32</text:p>
          <text:p text:style-name="P50">PHPのクラス名<text:tab/>32</text:p>
          <text:p text:style-name="P50">PHPのメソッド名<text:tab/>33</text:p>
          <text:p text:style-name="P50">JavaScriptのオブジェクト名<text:tab/>33</text:p>
          <text:p text:style-name="P50">CSSクラス名<text:tab/>33</text:p>
          <text:p text:style-name="P50">パラメータ、クッキー、セッション、HTTP拡張ヘッダー<text:tab/>34</text:p>
          <text:p text:style-name="P50">名称の省略について<text:tab/>34</text:p>
          <text:p text:style-name="P50">その他<text:tab/>35</text:p>
          <text:p text:style-name="P49">予約語<text:tab/>35</text:p>
          <text:p text:style-name="P50">URIパラメータ<text:tab/>35</text:p>
          <text:p text:style-name="P50">クッキー<text:tab/>35</text:p>
          <text:p text:style-name="P50">セッション<text:tab/>35</text:p>
          <text:p text:style-name="P50">HTTPレスポンスヘッダー<text:tab/>36</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32384449"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2399796"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32396135" text:style-name="L3">
        <text:list-item>
          <text:p text:style-name="P11">リポジトリのタグページ( https://github.com/tomk79/PxFW-1.x/tags )より、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します。</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2379169" text:style-name="L4">
        <text:list-item>
          <text:p text:style-name="P12">./_PX/_sys</text:p>
        </text:list-item>
        <text:list-item>
          <text:p text:style-name="P12">./_caches</text:p>
        </text:list-item>
      </text:list>
      <text:p text:style-name="P2"/>
      <text:h text:style-name="Heading_20_2" text:outline-level="2">バージョン番号の見方</text:h>
      <text:list xml:id="list32396596" text:style-name="L5">
        <text:list-item>
          <text:p text:style-name="P13">基本</text:p>
        </text:list-item>
        <text:list-item>
          <text:p text:style-name="P40">メジャーバージョン番号.マイナーバージョン番号.リリース番号</text:p>
        </text:list-item>
        <text:list-item>
          <text:p text:style-name="P42">例：1.0.0</text:p>
        </text:list-item>
        <text:list-item>
          <text:p text:style-name="P42">例：1.8.9</text:p>
        </text:list-item>
        <text:list-item>
          <text:p text:style-name="P42">例：12.19.129</text:p>
        </text:list-item>
        <text:list-item>
          <text:p text:style-name="P40"><text:soft-page-break/>大規模な仕様の変更や追加を伴う場合にはメジャーバージョンを上げる。</text:p>
        </text:list-item>
        <text:list-item>
          <text:p text:style-name="P40">小規模な仕様の変更や追加の場合は、マイナーバージョンを上げる。</text:p>
        </text:list-item>
        <text:list-item>
          <text:p text:style-name="P40">バグ修正、ドキュメント、コメント修正等の小さな変更は、リリース番号を上げる。</text:p>
        </text:list-item>
        <text:list-item>
          <text:p text:style-name="P13">開発中プレビュー版</text:p>
        </text:list-item>
        <text:list-item>
          <text:p text:style-name="P40">基本バージョンの後ろに、a(=α版)またはb(=β版)を付加し、その連番を記載します。</text:p>
        </text:list-item>
        <text:list-item>
          <text:p text:style-name="P42">例：1.0.0a1 ←最初のα版</text:p>
        </text:list-item>
        <text:list-item>
          <text:p text:style-name="P42">例：1.0.0b12 ←12回目のβ版</text:p>
        </text:list-item>
        <text:list-item>
          <text:p text:style-name="P40">開発中およびリリースバージョンの順序は次の通り</text:p>
        </text:list-item>
        <text:list-item>
          <text:p text:style-name="P42">1.0.0a1 -&gt; 1.0.0a2 -&gt; 1.0.0b1 -&gt;1.0.0b2 -&gt; 1.0.0 -&gt;1.0.1a1 ...</text:p>
        </text:list-item>
        <text:list-item>
          <text:p text:style-name="P13">ナイトリービルド</text:p>
        </text:list-item>
        <text:list-item>
          <text:p text:style-name="P40">ビルドの手順はないので正確には "ビルド" ではないが、バージョン番号が振られていない、開発途中のリビジョンをナイトリービルドと呼ぶ。</text:p>
        </text:list-item>
        <text:list-item>
          <text:p text:style-name="P40">ナイトリービルドの場合、バージョン情報は、ひとつ前のバージョン文字列の末尾に、'-nb' を付加する。</text:p>
        </text:list-item>
        <text:list-item>
          <text:p text:style-name="P4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32387128" text:style-name="L6">
        <text:list-item>
          <text:p text:style-name="P14">@_PX (Pickles Frameworkディレクトリ)</text:p>
        </text:list-item>
        <text:list-item>
          <text:p text:style-name="P41">@_FW (フレームワーク関連ライブラリ)</text:p>
        </text:list-item>
        <text:list-item>
          <text:p text:style-name="P41">@_sys (システムが書き込む領域)</text:p>
        </text:list-item>
        <text:list-item>
          <text:p text:style-name="P41">@configs (設定ファイル格納ディレクトリ)</text:p>
        </text:list-item>
        <text:list-item>
          <text:p text:style-name="P43">mainconf.ini (PxFWのメインコンフィグ)</text:p>
        </text:list-item>
        <text:list-item>
          <text:p text:style-name="P43">sitemap_definition.csv (サイトマップ定義設定)</text:p>
        </text:list-item>
        <text:list-item>
          <text:p text:style-name="P41">@sitemaps (サイトマップCSV格納ディレクトリ)</text:p>
        </text:list-item>
        <text:list-item>
          <text:p text:style-name="P41">@datas (データ格納ディレクトリ)</text:p>
        </text:list-item>
        <text:list-item>
          <text:p text:style-name="P41">@libs (ライブラリ格納ディレクトリ)</text:p>
        </text:list-item>
        <text:list-item>
          <text:p text:style-name="P41">@themes (テーマコレクション格納ディレクトリ)</text:p>
        </text:list-item>
        <text:list-item>
          <text:p text:style-name="P14">@_caches (公開キャッシュディレクトリ)</text:p>
        </text:list-item>
        <text:list-item>
          <text:p text:style-name="P41">@_contents (コンテンツに由来するキャッシュ)</text:p>
        </text:list-item>
        <text:list-item>
          <text:p text:style-name="P41">@_themes (テーマに由来するキャッシュ)</text:p>
        </text:list-item>
        <text:list-item>
          <text:p text:style-name="P14">@common</text:p>
        </text:list-item>
        <text:list-item>
          <text:p text:style-name="P41">@css</text:p>
        </text:list-item>
        <text:list-item>
          <text:p text:style-name="P41">@img</text:p>
        </text:list-item>
        <text:list-item>
          <text:p text:style-name="P41">@js</text:p>
        </text:list-item>
        <text:list-item>
          <text:p text:style-name="P41">@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4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32378016" text:style-name="L7">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32392576" text:style-name="L8">
        <text:list-item>
          <text:p text:style-name="P1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32386378" text:style-name="L9">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1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32377009" text:style-name="L10">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る。</text:p>
      <text:list xml:id="list32383186" text:style-name="L11">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32404383" text:style-name="L12">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32382315" text:style-name="L13">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32427744" text:continue-numbering="true" text:style-name="L13">
        <text:list-item>
          <text:p text:style-name="P21">コンフィグに設定されたサイト名を出力する<text:line-break/>&lt;title&gt;&lt;?php print t::h($px-&gt;get_conf('project.name')); ?&gt;&lt;/title&gt;</text:p>
        </text:list-item>
        <text:list-item>
          <text:p text:style-name="P21">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2382555" text:style-name="L14">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する。</text:p>
      <text:p text:style-name="P2"/>
      <text:list xml:id="list32387523" text:style-name="L15">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ます。</text:p>
      <text:p text:style-name="P2"/>
      <text:list xml:id="list32391507" text:style-name="L16">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7" text:outline-level="3">project</text:h>
      <text:list xml:id="list32395266" text:style-name="L17">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3">path_top<text:line-break/>トップページのパス</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oft-page-break/><text:span text:style-name="T10">認証パスワード</text:span></text:p>
        </text:list-item>
      </text:list>
      <text:p text:style-name="P3"/>
      <text:h text:style-name="P47" text:outline-level="3">paths</text:h>
      <text:p text:style-name="P3"/>
      <text:list xml:id="list32398291" text:style-name="L18">
        <text:list-item>
          <text:p text:style-name="P34"><text:span text:style-name="T6">px_dir<text:line-break/></text:span><text:span text:style-name="T9">Pickles Framework</text:span><text:span text:style-name="T8"> ディレクトリのパス</text:span></text:p>
        </text:list-item>
        <text:list-item>
          <text:p text:style-name="P34"><text:span text:style-name="T6">access_log<text:line-break/></text:span><text:span text:style-name="T10">アクセスログの出力先ファイルパス</text:span></text:p>
        </text:list-item>
        <text:list-item>
          <text:p text:style-name="P34"><text:span text:style-name="T6">error_log<text:line-break/></text:span><text:span text:style-name="T10">エラーログの出力先ファイルパス</text:span></text:p>
        </text:list-item>
      </text:list>
      <text:p text:style-name="P3"/>
      <text:h text:style-name="P47" text:outline-level="3">db<text:span text:style-name="T1">m</text:span>s</text:h>
      <text:p text:style-name="P3"/>
      <text:list xml:id="list32375028" text:style-name="L19">
        <text:list-item>
          <text:p text:style-name="P35"><text:span text:style-name="T11">dbms<text:line-break/></text:span><text:span text:style-name="T2">RDBMSの種類。mysql|postgresql|sqlite</text:span></text:p>
        </text:list-item>
        <text:list-item>
          <text:p text:style-name="P35"><text:span text:style-name="T11">host<text:line-break/>接続先</text:span><text:span text:style-name="T2">ホスト名</text:span></text:p>
        </text:list-item>
        <text:list-item>
          <text:p text:style-name="P35"><text:span text:style-name="T11">port<text:line-break/>接続先</text:span><text:span text:style-name="T2">ポート番号</text:span></text:p>
        </text:list-item>
        <text:list-item>
          <text:p text:style-name="P35"><text:span text:style-name="T11">database_name<text:line-break/></text:span><text:span text:style-name="T2">データベース名。(sqliteの場合はDBファイルのパス)</text:span></text:p>
        </text:list-item>
        <text:list-item>
          <text:p text:style-name="P35"><text:span text:style-name="T11">user<text:line-break/></text:span><text:span text:style-name="T2">ユーザー名</text:span></text:p>
        </text:list-item>
        <text:list-item>
          <text:p text:style-name="P35"><text:span text:style-name="T11">password<text:line-break/></text:span><text:span text:style-name="T2">パスワード</text:span></text:p>
        </text:list-item>
        <text:list-item>
          <text:p text:style-name="P35"><text:span text:style-name="T11">charset<text:line-break/></text:span><text:soft-page-break/><text:span text:style-name="T2">文字セット</text:span></text:p>
        </text:list-item>
      </text:list>
      <text:p text:style-name="P3"/>
      <text:h text:style-name="P47" text:outline-level="3">publish</text:h>
      <text:p text:style-name="P3"/>
      <text:list xml:id="list32384835" text:style-name="L20">
        <text:list-item>
          <text:p text:style-name="P36"><text:span text:style-name="T11">path_publish_dir<text:line-break/></text:span><text:span text:style-name="T2">パブリッシュ先のディレクトリパス</text:span></text:p>
        </text:list-item>
        <text:list-item>
          <text:p text:style-name="P37">paths_ignore<text:line-break/>パブリッシュ対象外のパス(改行区切りで複数指定可)</text:p>
        </text:list-item>
      </text:list>
      <text:p text:style-name="P3"/>
      <text:h text:style-name="P47" text:outline-level="3">system</text:h>
      <text:p text:style-name="P3"/>
      <text:list xml:id="list32400627" text:style-name="L21">
        <text:list-item>
          <text:p text:style-name="P39"><text:span text:style-name="T11">allow_pxcommands<text:line-break/>PX</text:span><text:span text:style-name="T2">コマンドの実行を許可するフラグ</text:span></text:p>
        </text:list-item>
        <text:list-item>
          <text:p text:style-name="P39"><text:span text:style-name="T11">session_name<text:line-break/></text:span><text:span text:style-name="T2">セッション名</text:span></text:p>
        </text:list-item>
        <text:list-item>
          <text:p text:style-name="P38">filesystem_encoding<text:line-break/>ファイルシステムの文字エンコーディング(ファイル名などに適用)</text:p>
        </text:list-item>
        <text:list-item>
          <text:p text:style-name="P38">output_encoding<text:line-break/>出力コンテンツの文字エンコーディング</text:p>
        </text:list-item>
        <text:list-item>
          <text:p text:style-name="P38">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32376056" text:style-name="L22">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5cm" svg:height="6.3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ます。</text:p>
      <text:p text:style-name="P2"><text:s/>?PX=initialize.run を付けて任意のページにアクセスする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32381145" text:style-name="L23">
        <text:list-item>
          <text:p text:style-name="P25">api<text:line-break/>外部のアプリケーションと通信するためのAPIを提供する。</text:p>
        </text:list-item>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text:soft-page-break/>pageinfo<text:line-break/>カレントページのページ情報を表示する。</text:p>
        </text:list-item>
        <text:list-item>
          <text:p text:style-name="P25">phpinfo<text:line-break/>phpinfo() を実行し、PHPの設定情報を確認する。</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2392163" text:style-name="L24">
        <text:list-item>
          <text:p text:style-name="P26">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6">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6">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32376705" text:style-name="L25">
        <text:list-item>
          <text:p text:style-name="P27">ID<text:line-break/>ログインユーザーアカウント(IDではなく、アカウント名)</text:p>
        </text:list-item>
        <text:list-item>
          <text:p text:style-name="P27">PW<text:line-break/>ログインユーザーパスワード</text:p>
        </text:list-item>
        <text:list-item>
          <text:p text:style-name="P27">PX<text:line-break/>PXコマンド</text:p>
        </text:list-item>
        <text:list-item>
          <text:p text:style-name="P27">THEME<text:line-break/>テーマID</text:p>
        </text:list-item>
      </text:list>
      <text:h text:style-name="Heading_20_3" text:outline-level="3">クッキー</text:h>
      <text:list xml:id="list32392289" text:style-name="L26">
        <text:list-item>
          <text:p text:style-name="P28">CCUA<text:line-break/>クッキーが利用可能であることを確認するために使用する値</text:p>
        </text:list-item>
        <text:list-item>
          <text:p text:style-name="P28">PXSID<text:line-break/>セッションキー(メインコンフィグ system.session_name で設定可能)</text:p>
        </text:list-item>
      </text:list>
      <text:p text:style-name="P2"/>
      <text:h text:style-name="Heading_20_3" text:outline-level="3">セッション</text:h>
      <text:list xml:id="list32388294" text:style-name="L27">
        <text:list-item>
          <text:p text:style-name="P29">USER_ID<text:line-break/>ログインユーザID(user_accountではない)</text:p>
        </text:list-item>
        <text:list-item>
          <text:p text:style-name="P29">USER_EXPIRE<text:line-break/><text:soft-page-break/>ログイン状態の有効期限時刻のUNIXタイムスタンプ。</text:p>
        </text:list-item>
        <text:list-item>
          <text:p text:style-name="P29">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2404479" text:style-name="L28">
        <text:list-item>
          <text:p text:style-name="P3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6</text:page-number><text:span text:style-name="MT1">/</text:span><text:span text:style-name="MT1"><text:page-count>3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2-19T12:28:21.93</dc:date>
    <dc:creator>Koyanagi Tomoya</dc:creator>
    <meta:editing-duration>PT23H54M37S</meta:editing-duration>
    <meta:editing-cycles>224</meta:editing-cycles>
    <meta:generator>OpenOffice.org/3.2$Win32 OpenOffice.org_project/320m18$Build-9502</meta:generator>
    <dc:title>Pickles Framework 1.x サイト構築管理マニュアル</dc:title>
    <meta:document-statistic meta:table-count="0" meta:image-count="0" meta:object-count="5" meta:page-count="36" meta:paragraph-count="405" meta:word-count="4342" meta:character-count="12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3">
          <table:table-cell office:value-type="string">
            <text:p>auth_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9">2012/12/19</text:date>, <text:time>12:28: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1">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auth_level</text:p>
          </table:table-cell>
          <table:table-cell office:value-type="string">
            <text:p>認証レベル</text:p>
          </table:table-cell>
          <table:table-cell office:value-type="string">
            <text:p>INT(1)</text:p>
          </table:table-cell>
        </table:table-row>
        <table:table-row table:style-name="ro1">
          <table:table-cell office:value-type="string">
            <text:p>tmp_pw</text:p>
          </table:table-cell>
          <table:table-cell office:value-type="string">
            <text:p>一時パスワード</text:p>
          </table:table-cell>
          <table:table-cell office:value-type="string">
            <text:p>VARCHAR(32)</text:p>
          </table:table-cell>
        </table:table-row>
        <table:table-row table:style-name="ro1">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1">
          <table:table-cell office:value-type="string">
            <text:p>tmp_data</text:p>
          </table:table-cell>
          <table:table-cell office:value-type="string">
            <text:p>その他の一時データ</text:p>
          </table:table-cell>
          <table:table-cell office:value-type="string">
            <text:p>TEXT</text:p>
          </table:table-cell>
        </table:table-row>
        <table:table-row table:style-name="ro1">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1">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9">2012/12/19</text:date>, <text:time>12:28: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